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0ecf" officeooo:paragraph-rsid="001d0ecf"/>
    </style:style>
    <style:style style:name="P2" style:family="paragraph" style:parent-style-name="Standard">
      <style:paragraph-properties fo:text-align="start" style:justify-single-word="false"/>
      <style:text-properties officeooo:rsid="001d0ecf" officeooo:paragraph-rsid="001d0ecf"/>
    </style:style>
    <style:style style:name="P3" style:family="paragraph" style:parent-style-name="Standard">
      <style:paragraph-properties fo:text-align="start" style:justify-single-word="false"/>
      <style:text-properties officeooo:rsid="001d3db1" officeooo:paragraph-rsid="001d3db1"/>
    </style:style>
    <style:style style:name="P4" style:family="paragraph" style:parent-style-name="Standard">
      <style:paragraph-properties fo:text-align="start" style:justify-single-word="false"/>
      <style:text-properties officeooo:rsid="001e3def" officeooo:paragraph-rsid="001e3def"/>
    </style:style>
    <style:style style:name="P5" style:family="paragraph" style:parent-style-name="Standard">
      <style:paragraph-properties fo:text-align="start" style:justify-single-word="false"/>
      <style:text-properties officeooo:rsid="001e4cb5" officeooo:paragraph-rsid="001e4cb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d0ecf" officeooo:paragraph-rsid="001d0ecf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d3db1" officeooo:paragraph-rsid="001d3db1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e3def" officeooo:paragraph-rsid="001e3def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1e3def" officeooo:paragraph-rsid="001e3def"/>
    </style:style>
    <style:style style:name="P10" style:family="paragraph" style:parent-style-name="Standard" style:list-style-name="L5">
      <style:paragraph-properties fo:text-align="start" style:justify-single-word="false"/>
      <style:text-properties officeooo:rsid="001e4cb5" officeooo:paragraph-rsid="001e4cb5"/>
    </style:style>
    <style:style style:name="P11" style:family="paragraph" style:parent-style-name="Standard">
      <style:paragraph-properties fo:text-align="start" style:justify-single-word="false"/>
      <style:text-properties officeooo:rsid="001e4cb5" officeooo:paragraph-rsid="001e4cb5"/>
    </style:style>
    <style:style style:name="P12" style:family="paragraph" style:parent-style-name="Standard">
      <style:paragraph-properties fo:text-align="center" style:justify-single-word="false"/>
      <style:text-properties officeooo:rsid="0020df40" officeooo:paragraph-rsid="0020df40"/>
    </style:style>
    <style:style style:name="P13" style:family="paragraph" style:parent-style-name="Standard">
      <style:paragraph-properties fo:text-align="start" style:justify-single-word="false"/>
      <style:text-properties officeooo:rsid="0020df40" officeooo:paragraph-rsid="0020df40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20df40" officeooo:paragraph-rsid="0020df40"/>
    </style:style>
    <style:style style:name="P15" style:family="paragraph" style:parent-style-name="Standard" style:list-style-name="L7">
      <style:paragraph-properties fo:text-align="start" style:justify-single-word="false"/>
      <style:text-properties officeooo:rsid="0020df40" officeooo:paragraph-rsid="0020df40"/>
    </style:style>
    <style:style style:name="P16" style:family="paragraph" style:parent-style-name="Standard" style:list-style-name="L8">
      <style:paragraph-properties fo:text-align="start" style:justify-single-word="false"/>
      <style:text-properties officeooo:rsid="0020df40" officeooo:paragraph-rsid="0020df40"/>
    </style:style>
    <style:style style:name="P17" style:family="paragraph" style:parent-style-name="Standard" style:list-style-name="L9">
      <style:paragraph-properties fo:text-align="start" style:justify-single-word="false"/>
      <style:text-properties officeooo:rsid="0020df40" officeooo:paragraph-rsid="0020df40"/>
    </style:style>
    <style:style style:name="P18" style:family="paragraph" style:parent-style-name="Standard" style:list-style-name="L10">
      <style:paragraph-properties fo:text-align="start" style:justify-single-word="false"/>
      <style:text-properties officeooo:rsid="00228356" officeooo:paragraph-rsid="00228356"/>
    </style:style>
    <style:style style:name="P19" style:family="paragraph" style:parent-style-name="Standard">
      <style:paragraph-properties fo:text-align="start" style:justify-single-word="false"/>
      <style:text-properties officeooo:rsid="00228356" officeooo:paragraph-rsid="00228356"/>
    </style:style>
    <style:style style:name="P20" style:family="paragraph" style:parent-style-name="Standard" style:list-style-name="L11">
      <style:paragraph-properties fo:text-align="start" style:justify-single-word="false"/>
      <style:text-properties officeooo:rsid="00228356" officeooo:paragraph-rsid="00228356"/>
    </style:style>
    <style:style style:name="P21" style:family="paragraph" style:parent-style-name="Standard" style:list-style-name="L12">
      <style:paragraph-properties fo:text-align="start" style:justify-single-word="false"/>
      <style:text-properties officeooo:rsid="00228356" officeooo:paragraph-rsid="00228356"/>
    </style:style>
    <style:style style:name="P22" style:family="paragraph" style:parent-style-name="Standard" style:list-style-name="L13">
      <style:paragraph-properties fo:text-align="start" style:justify-single-word="false"/>
      <style:text-properties officeooo:rsid="00228356" officeooo:paragraph-rsid="00228356"/>
    </style:style>
    <style:style style:name="P23" style:family="paragraph" style:parent-style-name="Standard">
      <style:paragraph-properties fo:text-align="center" style:justify-single-word="false"/>
      <style:text-properties officeooo:rsid="00277ec1" officeooo:paragraph-rsid="00277ec1"/>
    </style:style>
    <style:style style:name="P24" style:family="paragraph" style:parent-style-name="Standard">
      <style:paragraph-properties fo:text-align="start" style:justify-single-word="false"/>
      <style:text-properties officeooo:rsid="00277ec1" officeooo:paragraph-rsid="00277ec1"/>
    </style:style>
    <style:style style:name="P25" style:family="paragraph" style:parent-style-name="Standard">
      <style:paragraph-properties fo:text-align="start" style:justify-single-word="false"/>
      <style:text-properties officeooo:rsid="00291a27" officeooo:paragraph-rsid="00291a27"/>
    </style:style>
    <style:style style:name="P26" style:family="paragraph" style:parent-style-name="Standard">
      <style:paragraph-properties fo:text-align="start" style:justify-single-word="false"/>
      <style:text-properties officeooo:rsid="002a8b98" officeooo:paragraph-rsid="002a8b98"/>
    </style:style>
    <style:style style:name="P27" style:family="paragraph" style:parent-style-name="Standard">
      <style:paragraph-properties fo:text-align="start" style:justify-single-word="false"/>
      <style:text-properties officeooo:rsid="002c700a" officeooo:paragraph-rsid="002c700a"/>
    </style:style>
    <style:style style:name="P28" style:family="paragraph" style:parent-style-name="Standard">
      <style:paragraph-properties fo:text-align="start" style:justify-single-word="false"/>
      <style:text-properties officeooo:rsid="002d1457" officeooo:paragraph-rsid="002d1457"/>
    </style:style>
    <style:style style:name="P29" style:family="paragraph" style:parent-style-name="Standard">
      <style:paragraph-properties fo:text-align="start" style:justify-single-word="false"/>
      <style:text-properties officeooo:rsid="002e15fc" officeooo:paragraph-rsid="002e15fc"/>
    </style:style>
    <style:style style:name="P30" style:family="paragraph" style:parent-style-name="Standard">
      <style:paragraph-properties fo:text-align="start" style:justify-single-word="false"/>
      <style:text-properties officeooo:rsid="002fd4f4" officeooo:paragraph-rsid="002fd4f4"/>
    </style:style>
    <style:style style:name="T1" style:family="text">
      <style:text-properties officeooo:rsid="001e3def"/>
    </style:style>
    <style:style style:name="T2" style:family="text">
      <style:text-properties officeooo:rsid="002382ff"/>
    </style:style>
    <style:style style:name="T3" style:family="text">
      <style:text-properties officeooo:rsid="00239419"/>
    </style:style>
    <style:style style:name="T4" style:family="text">
      <style:text-properties officeooo:rsid="00257660"/>
    </style:style>
    <style:style style:name="T5" style:family="text">
      <style:text-properties officeooo:rsid="0025bb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entação a Objetos </text:p>
      <text:p text:style-name="P2">Herança</text:p>
      <text:list xml:id="list2179033396" text:style-name="L1">
        <text:list-item>
          <text:p text:style-name="P6">Baseada em Protótipos</text:p>
        </text:list-item>
        <text:list-item>
          <text:p text:style-name="P6">Prototype</text:p>
        </text:list-item>
        <text:list-item>
          <text:p text:style-name="P6">__proto__</text:p>
        </text:list-item>
        <text:list-item>
          <text:p text:style-name="P6">constructor</text:p>
        </text:list-item>
      </text:list>
      <text:p text:style-name="P2"/>
      <text:p text:style-name="P3">Classes <text:span text:style-name="T1">( // mais simples de usar em comparação ao prototype)</text:span></text:p>
      <text:list xml:id="list3104702877" text:style-name="L2">
        <text:list-item>
          <text:p text:style-name="P7">Criada no ES6</text:p>
        </text:list-item>
        <text:list-item>
          <text:p text:style-name="P7">Simplificação da herança dos protótipos</text:p>
        </text:list-item>
        <text:list-item>
          <text:p text:style-name="P7">palavra-chave: class </text:p>
        </text:list-item>
      </text:list>
      <text:p text:style-name="P3"/>
      <text:p text:style-name="P4">Modificadores de acesso</text:p>
      <text:list xml:id="list36987930" text:style-name="L3">
        <text:list-item>
          <text:p text:style-name="P8">Privado / publico </text:p>
        </text:list-item>
        <text:list-item>
          <text:p text:style-name="P8"># que modifica o acesso</text:p>
        </text:list-item>
      </text:list>
      <text:p text:style-name="P4"/>
      <text:p text:style-name="P4">Encapsulamento</text:p>
      <text:list xml:id="list17685333" text:style-name="L4">
        <text:list-item>
          <text:p text:style-name="P9">Ocultar detalhes do funcionamento interno</text:p>
        </text:list-item>
      </text:list>
      <text:p text:style-name="P4"/>
      <text:p text:style-name="P5">Static</text:p>
      <text:list xml:id="list2670741739" text:style-name="L5">
        <text:list-item>
          <text:p text:style-name="P10">Acessar métodos / atributos sem instanciar</text:p>
        </text:list-item>
      </text:list>
      <text:p text:style-name="P5"/>
      <text:p text:style-name="P5"/>
      <text:p text:style-name="P12">Design Patterns</text:p>
      <text:p text:style-name="P12"/>
      <text:p text:style-name="P13">Design patterns ou padrões de projeto são soluções generalistas para problemas recorrentes durante o desenvolvimento de um software. Não se trata de um framework ou código pronto, mas de uma definição de alto nível de como um problema comum pode ser solucionado.</text:p>
      <text:p text:style-name="P13"/>
      <text:p text:style-name="P13">A pattern Language</text:p>
      <text:list xml:id="list1376058788" text:style-name="L6">
        <text:list-item>
          <text:p text:style-name="P14">1978</text:p>
        </text:list-item>
        <text:list-item>
          <text:p text:style-name="P14">Christopher Alexander, Sara Ishikawa e Murray Silverstein</text:p>
        </text:list-item>
        <text:list-item>
          <text:p text:style-name="P14">253 tipos de problemas/desafios de projeto</text:p>
        </text:list-item>
        <text:list-item>
          <text:p text:style-name="P14"/>
        </text:list-item>
      </text:list>
      <text:p text:style-name="P13">Formato de um Pattern</text:p>
      <text:list xml:id="list1652743736" text:style-name="L7">
        <text:list-item>
          <text:p text:style-name="P15">Nome</text:p>
        </text:list-item>
        <text:list-item>
          <text:p text:style-name="P15">Exemplo</text:p>
        </text:list-item>
        <text:list-item>
          <text:p text:style-name="P15">Contexto</text:p>
        </text:list-item>
        <text:list-item>
          <text:p text:style-name="P15">Problema</text:p>
        </text:list-item>
        <text:list-item>
          <text:p text:style-name="P15">Solução</text:p>
        </text:list-item>
      </text:list>
      <text:p text:style-name="P13"/>
      <text:p text:style-name="P13">Using Pattern Language for Object-Oriented Programs</text:p>
      <text:list xml:id="list419555629" text:style-name="L8">
        <text:list-item>
          <text:p text:style-name="P16">1987</text:p>
        </text:list-item>
        <text:list-item>
          <text:p text:style-name="P16">Kent Beck e Ward Cunnigham</text:p>
        </text:list-item>
        <text:list-item>
          <text:p text:style-name="P16">5 padrões de projetos </text:p>
        </text:list-item>
      </text:list>
      <text:p text:style-name="P13"/>
      <text:p text:style-name="P13">Design Patterns: Elements of Reusable Object-Oriented</text:p>
      <text:list xml:id="list1464053420" text:style-name="L9">
        <text:list-item>
          <text:p text:style-name="P17">1994</text:p>
        </text:list-item>
        <text:list-item>
          <text:p text:style-name="P17">Gang of Four(GoF) = Erich Gamma, Richard Helm, Ralph Jonhson e John Vlissides</text:p>
        </text:list-item>
        <text:list-item>
          <text:p text:style-name="P17">Tipos </text:p>
          <text:list>
            <text:list-item>
              <text:p text:style-name="P17">Criação </text:p>
            </text:list-item>
            <text:list-item>
              <text:p text:style-name="P17">Estruturais </text:p>
            </text:list-item>
            <text:list-item>
              <text:p text:style-name="P17"><text:soft-page-break/>Comportamentais</text:p>
            </text:list-item>
          </text:list>
        </text:list-item>
      </text:list>
      <text:p text:style-name="P13"/>
      <text:p text:style-name="P13"/>
      <text:p text:style-name="P13">Padrões de Criação</text:p>
      <text:p text:style-name="P13"><text:tab/>Os padrões de criação são aqueles que abstraem e/ou adiam o processo de criação de objetos. Eles ajudam a tornar um sistema independente de como seu objetos são criados, composto e representados.</text:p>
      <text:p text:style-name="P13"/>
      <text:list xml:id="list576496826" text:style-name="L10">
        <text:list-item>
          <text:p text:style-name="P18">Abstract Factory</text:p>
        </text:list-item>
        <text:list-item>
          <text:p text:style-name="P18">Builder</text:p>
        </text:list-item>
        <text:list-item>
          <text:p text:style-name="P18">Factory method</text:p>
        </text:list-item>
        <text:list-item>
          <text:p text:style-name="P18">Prototype</text:p>
        </text:list-item>
        <text:list-item>
          <text:p text:style-name="P18">Singleton</text:p>
        </text:list-item>
      </text:list>
      <text:p text:style-name="P19"/>
      <text:p text:style-name="P19">Padrões estruturais</text:p>
      <text:p text:style-name="P19"><text:tab/>Os padrões estruturais se preocupam com a forma como classes e objetos são compostos para formar estruturas maiores.</text:p>
      <text:list xml:id="list1941132861" text:style-name="L11">
        <text:list-item>
          <text:p text:style-name="P20">Adapter </text:p>
        </text:list-item>
        <text:list-item>
          <text:p text:style-name="P20">Bridge</text:p>
        </text:list-item>
        <text:list-item>
          <text:p text:style-name="P20">Composite</text:p>
        </text:list-item>
        <text:list-item>
          <text:p text:style-name="P20">Decorator</text:p>
        </text:list-item>
        <text:list-item>
          <text:p text:style-name="P20">Facade</text:p>
        </text:list-item>
        <text:list-item>
          <text:p text:style-name="P20">Business Delegate</text:p>
        </text:list-item>
        <text:list-item>
          <text:p text:style-name="P20">Flyweight</text:p>
        </text:list-item>
        <text:list-item>
          <text:p text:style-name="P20">Proxy</text:p>
        </text:list-item>
      </text:list>
      <text:p text:style-name="P19"/>
      <text:p text:style-name="P19">Padrões Comportamentais</text:p>
      <text:p text:style-name="P19"><text:tab/>Os padrões de comportamento se concentram nos algoritmos e atribuições de responsabilidades entre os objetos. Eles não descrevem apenas os padrões de objetos ou de classes, mas também os padrões de comunicação entre os objetos.</text:p>
      <text:list xml:id="list2927956938" text:style-name="L12">
        <text:list-item>
          <text:p text:style-name="P21">Chain of Resposability</text:p>
        </text:list-item>
        <text:list-item>
          <text:p text:style-name="P21">Command</text:p>
        </text:list-item>
        <text:list-item>
          <text:p text:style-name="P21">Interpreter</text:p>
        </text:list-item>
        <text:list-item>
          <text:p text:style-name="P21">Iterator</text:p>
        </text:list-item>
        <text:list-item>
          <text:p text:style-name="P21">Mediator</text:p>
        </text:list-item>
        <text:list-item>
          <text:p text:style-name="P21">Observer</text:p>
        </text:list-item>
        <text:list-item>
          <text:p text:style-name="P21">State</text:p>
        </text:list-item>
        <text:list-item>
          <text:p text:style-name="P21">Strategy</text:p>
        </text:list-item>
        <text:list-item>
          <text:p text:style-name="P21">Template Method</text:p>
        </text:list-item>
        <text:list-item>
          <text:p text:style-name="P21">Visitor</text:p>
        </text:list-item>
      </text:list>
      <text:p text:style-name="P19"/>
      <text:p text:style-name="P19">Patterns mais usados</text:p>
      <text:list xml:id="list3886875953" text:style-name="L13">
        <text:list-item>
          <text:p text:style-name="P22">Factory – todas as funções que retornam um objeto, sem a necessidade de chamá-las com o new, são consideradas funções Factory (fábrica).</text:p>
          <text:p text:style-name="P22"/>
        </text:list-item>
        <text:list-item>
          <text:p text:style-name="P22">Singleton <text:s/>- <text:span text:style-name="T2">O objetivo desse pattern é criar uma única instância de uma função construtora e retorná-la toda vez em que for necessário utilizá-la.</text:span></text:p>
        </text:list-item>
      </text:list>
      <text:p text:style-name="P19"/>
      <text:list xml:id="list92808284537928" text:continue-numbering="true" text:style-name="L13">
        <text:list-item>
          <text:p text:style-name="P22">Decorator – <text:span text:style-name="T3">Uma função decorator recebe outra função como parâmetro e estende o seu comportamento sem modificá-la explicitamente.</text:span></text:p>
        </text:list-item>
      </text:list>
      <text:p text:style-name="P19"/>
      <text:list xml:id="list92809358867968" text:continue-numbering="true" text:style-name="L13">
        <text:list-item>
          <text:p text:style-name="P22">Observer – <text:span text:style-name="T4">é um pattern popular em aplicações javascript. A instância (subscriber) mantém </text:span><text:soft-page-break/><text:span text:style-name="T4">uma coleção de objetos (observers) e notifica todos eles quando ocorrem mudanças de estado.</text:span></text:p>
        </text:list-item>
      </text:list>
      <text:p text:style-name="P19"/>
      <text:list xml:id="list92810243263318" text:continue-numbering="true" text:style-name="L13">
        <text:list-item>
          <text:p text:style-name="P22">Module –<text:span text:style-name="T5">É um pattern que possibilita organizarmos melhor o nosso código, sem a necessidade de expor variáveis globais. </text:span></text:p>
        </text:list-item>
      </text:list>
      <text:p text:style-name="P19"/>
      <text:p text:style-name="P19"/>
      <text:p text:style-name="P23">Criando e manipulando Arrays(anotações)</text:p>
      <text:p text:style-name="P24">Array.of – Cria uma nova instância de array a partir do número de parâmetros informados.</text:p>
      <text:p text:style-name="P24">Array – cria uma nova instância de array de acordo com os parâmetros informados.</text:p>
      <text:p text:style-name="P24">Array.from – cria uma nova instância de array a partir de um parâmetro array-like ou iterable object</text:p>
      <text:p text:style-name="P24"/>
      <text:p text:style-name="P25"># Inserir e remover elementos</text:p>
      <text:p text:style-name="P25">push – Adicionar um ou mais elementos no final do array e retorna o tamanho do novo array.</text:p>
      <text:p text:style-name="P25">pop – remove o último elemento de um array e retorna o elemento removido.</text:p>
      <text:p text:style-name="P25">unshift – adiciona um ou mais elementos no início de um array e retorna o tamanho do elemento do novo array.</text:p>
      <text:p text:style-name="P25">Shift – remove o primeiro elemento de um array e retorna o elemento removido.</text:p>
      <text:p text:style-name="P25">Concat – concatena um ou mais arrays retornando um novo array.</text:p>
      <text:p text:style-name="P26">Slice – retorna um novo array “fatiando” o array de acordo com início e fim </text:p>
      <text:p text:style-name="P26">splice – altera um array adicionando novos elementos enquanto remove elementos antigos.(cuidado ao usar, com o uso de parâmetros)</text:p>
      <text:p text:style-name="P26"/>
      <text:p text:style-name="P27"># Iterar Elementos</text:p>
      <text:p text:style-name="P27">forEach – iteração de cada item dentro de um array</text:p>
      <text:p text:style-name="P27">map – retorna um array, de mesmo tamanho, iterando cada item de um array.</text:p>
      <text:p text:style-name="P27">flat – retorna um novo array com todos os elementos de um sub-array concatenados de forma recursiva de acordo com a profundidade específica(depth).</text:p>
      <text:p text:style-name="P28">flatMap – retorna um novo array assim como a função map e executa um flat de profundidade 1 </text:p>
      <text:p text:style-name="P28">keys – retorna um Array Iterator que contém as chaves para cada elemento do array</text:p>
      <text:p text:style-name="P28">values – retorna um Array Iterator que contem os valores para cada elemento do array</text:p>
      <text:p text:style-name="P28">entries – retorna um array iterator que contem os pares chave/valor para cada elemento do array</text:p>
      <text:p text:style-name="P28"/>
      <text:p text:style-name="P29"># Buscar elementos </text:p>
      <text:p text:style-name="P29">find – retorna o primeiro item de array que satisfaz a condição</text:p>
      <text:p text:style-name="P29">findIndex – retorna o índice do primeiro item de um array que satisfaz a condição</text:p>
      <text:p text:style-name="P29">filter – retorna um novo array com todos os elementos que satisfazem a condição</text:p>
      <text:p text:style-name="P29">indexOf – retorna o primeiro índice em que um elemento pode ser encontrado no array</text:p>
      <text:p text:style-name="P29">lastIndexOf – retorna o último índice em que um elemento pode ser encontrado no array</text:p>
      <text:p text:style-name="P29">includes – retorna um booleano verificando se determinado elemento existe no array</text:p>
      <text:p text:style-name="P29">some – retorna um booleano verificando se, pelo menos, um item de um array satisfaz a condição</text:p>
      <text:p text:style-name="P30">every – retorna um booleano verificando se todos os itens de um array satisfazem a condição</text:p>
      <text:p text:style-name="P29"/>
      <text:p text:style-name="P30">#ordenar elementos</text:p>
      <text:p text:style-name="P30">sort – Ordena os elementos de um array de acordo com a condição</text:p>
      <text:p text:style-name="P30">reverse – inverte os elementos de um array</text:p>
      <text:p text:style-name="P30"/>
      <text:p text:style-name="P30">#transformar em outro tipo de dados</text:p>
      <text:p text:style-name="P30">join – junta todos os elementos de um array, separados por um delimitador e retorna uma string</text:p>
      <text:p text:style-name="P30">reduce – retorna um novo tipo de dado iterando cada posição de um arra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7T09:28:07.919000000</dc:date>
    <meta:editing-duration>PT24M40S</meta:editing-duration>
    <meta:editing-cycles>6</meta:editing-cycles>
    <meta:generator>LibreOffice/7.0.5.2$Windows_X86_64 LibreOffice_project/64390860c6cd0aca4beafafcfd84613dd9dfb63a</meta:generator>
    <meta:document-statistic meta:table-count="0" meta:image-count="0" meta:object-count="0" meta:page-count="3" meta:paragraph-count="112" meta:word-count="884" meta:character-count="5315" meta:non-whitespace-character-count="4551"/>
  </office:meta>
</office:document-meta>
</file>